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scChecker.checkRestriction( SchemaTypeImpl sType )</text:p>
          </table:table-cell>
          <table:table-cell office:value-type="float" office:value="30">
            <text:p text:style-name="Table_20_Contents">30</text:p>
          </table:table-cell>
          <table:table-cell office:value-type="float" office:value="28">
            <text:p text:style-name="Table_20_Contents">28</text:p>
          </table:table-cell>
          <table:table-cell office:value-type="float" office:value="110">
            <text:p text:style-name="Table_20_Contents">110</text:p>
          </table:table-cell>
        </table:table-row>
        <table:table-row>
          <table:table-cell office:value-type="string">
            <text:p text:style-name="Table_20_Contents">StscChecker.nameAndTypeOK( SchemaLocalElement baseElement , SchemaLocalElement derivedElement , Collection errors , XmlObject contex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StscChecker.printType( SchemaType 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Checker.checkAllDerivationsForRestriction( SchemaType baseType , SchemaType derivedType , Collection errors , XmlObjec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StscChecker.recurseLax( SchemaParticle baseModel , SchemaParticle derivedModel , Collection errors , XmlObjec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tscChecker.isParticleValidRestriction( SchemaParticle baseModel , SchemaParticle derivedModel , Collection errors , XmlObject context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9">
            <text:p text:style-name="Table_20_Contents">139</text:p>
          </table:table-cell>
        </table:table-row>
        <table:table-row>
          <table:table-cell office:value-type="string">
            <text:p text:style-name="Table_20_Contents">StscChecker.getEffectiveMaxRangeChoice( SchemaParticle derivedModel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StscChecker.nsRecurseCheckCardinality( SchemaParticle baseModel , SchemaParticle derivedModel , Collection errors , XmlObjec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scChecker.checkFixed( SchemaLocalElement baseModel , SchemaLocalElement derivedModel , Collection errors , XmlObjec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scChecker.getEffectiveMinRangeAllSeq( SchemaParticle derivedMode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StscChecker.printParticle( SchemaParticle par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scChecker.checkSubstitutionGroups( SchemaGlobalElement [ ] elt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StscChecker.getEffectiveMaxRangeAllSeq( SchemaParticle derivedModel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StscChecker.mapAndSum( SchemaParticle baseModel , SchemaParticle derivedModel , Collection errors , XmlObjec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5">
            <text:p text:style-name="Table_20_Contents">1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StscChecker.blockSetOK( SchemaLocalElement baseElement , SchemaLocalElement derivedElement , Collection errors , XmlObject contex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scChecker.nsCompat( SchemaParticle baseModel , SchemaLocalElement derivedElement , Collection errors , XmlObjec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scChecker.printParticles( List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hecker.checkIdentityConstraints( SchemaLocalElement baseElement , SchemaLocalElement derivedElement , Collection errors , XmlObjec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StscChecker.nsSubset( SchemaParticle baseModel , SchemaParticle derivedModel , Collection errors , XmlObject contex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tscChecker.recurse( SchemaParticle baseModel , SchemaParticle derivedModel , Collection errors , XmlObject 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StscChecker.printParticles( SchemaParticle [ ] parts , int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hecker.getEffectiveMinRangeChoice( SchemaParticle derivedModel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tscChecker.checkAll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tscChecker.printParticles( SchemaParticle [ ] pa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scChecker.recurseUnordered( SchemaParticle baseModel , SchemaParticle derivedModel , Collection errors , XmlObject context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7">
            <text:p text:style-name="Table_20_Contents">17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StscChecker.printMaxOccurs( BigInteger b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scChecker.checkElementDefaults( SchemaParticle model , XmlObject location , SchemaType parentType )</text:p>
          </table:table-cell>
          <table:table-cell office:value-type="float" office:value="26">
            <text:p text:style-name="Table_20_Contents">26</text:p>
          </table:table-cell>
          <table:table-cell office:value-type="float" office:value="21">
            <text:p text:style-name="Table_20_Contents">21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StscChecker.recurseAsIfGroup( SchemaParticle baseModel , SchemaParticle derivedModel , Collection errors , XmlObjec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Checker.printParticles( SchemaParticle [ ] parts , int start , int e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tscChecker.checkForIdentityConstraintExistence( SchemaIdentityConstraint [ ] baseConstraints , SchemaIdentityConstraint derivedConstrai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scChecker.checkGroupOccurrenceOK( SchemaParticle baseModel , SchemaParticle derivedModel , Collection errors , XmlObject contex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StscChecker.checkFields( SchemaTypeImpl sType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9">
            <text:p text:style-name="Table_20_Contents">69</text:p>
          </table:table-cell>
        </table:table-row>
        <table:table-row>
          <table:table-cell office:value-type="string">
            <text:p text:style-name="Table_20_Contents">StscChecker.occurrenceRangeOK( SchemaParticle baseParticle , SchemaParticle derivedParticle , Collection errors , XmlObject contex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scChecker.typeDerivationOK( SchemaType baseType , SchemaType derivedType , Collection errors , XmlObjec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